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3.2cm" fo:min-width="15.45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3.4cm" fo:min-width="13.75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3.4cm"/>
      <style:paragraph-properties style:writing-mode="lr-tb"/>
    </style:style>
    <style:style style:name="gr4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7cm" fo:min-width="15.45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7cm" fo:min-width="13.75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1cm" fo:min-width="0.95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621cm"/>
      <style:paragraph-properties style:writing-mode="lr-tb"/>
    </style:style>
    <style:style style:name="gr9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2pt"/>
    </style:style>
    <style:style style:name="P3" style:family="paragraph">
      <loext:graphic-properties draw:fill="none" draw:fill-color="#ffffff"/>
      <style:text-properties style:font-name="Courier1" fo:font-size="12pt" style:font-size-asian="12pt" style:font-size-complex="12pt"/>
    </style:style>
    <style:style style:name="P4" style:family="paragraph">
      <style:text-properties fo:font-size="14pt"/>
    </style:style>
    <style:style style:name="P5" style:family="paragraph">
      <loext:graphic-properties draw:fill="none" draw:fill-color="#ffffff"/>
      <style:text-properties style:font-name="Courier1" fo:font-size="14pt" style:font-size-asian="14pt" style:font-size-complex="14pt"/>
    </style:style>
    <style:style style:name="T1" style:family="text">
      <style:text-properties style:font-name="Courier1" fo:font-size="12pt" style:font-size-asian="12pt" style:font-size-complex="12pt"/>
    </style:style>
    <style:style style:name="T2" style:family="text">
      <style:text-properties style:font-name="Courier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6cm" svg:height="3.5cm" svg:x="1.853cm" svg:y="2.2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3cm" svg:height="3.7cm" svg:x="1.906cm" svg:y="9.77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5.8cm" svg:height="4.058cm" svg:x="1.753cm" svg:y="1.95cm">
          <draw:text-box>
            <text:p text:style-name="P2"><text:span text:style-name="T1"/></text:p>
            <text:p text:style-name="P2"><text:span text:style-name="T1">publi</text:span><text:span text:style-name="T1">c </text:span><text:span text:style-name="T1">stati</text:span><text:span text:style-name="T1">c </text:span><text:span text:style-name="T1">void </text:span><text:span text:style-name="T1">main(</text:span><text:span text:style-name="T1">Strin</text:span><text:span text:style-name="T1">g </text:span><text:span text:style-name="T1">args[</text:span><text:span text:style-name="T1">]) {</text:span></text:p>
            <text:p text:style-name="P2"><text:span text:style-name="T1"><text:s text:c="2"/></text:span><text:span text:style-name="T1">int </text:span><text:span text:style-name="T1">tab[]</text:span><text:span text:style-name="T1">= {3, </text:span><text:span text:style-name="T1">4, </text:span><text:span text:style-name="T1">24};</text:span></text:p>
            <text:p text:style-name="P2"><text:span text:style-name="T1"><text:s text:c="2"/></text:span><text:span text:style-name="T1">Syste</text:span><text:span text:style-name="T1">m.out</text:span><text:span text:style-name="T1">.prin</text:span><text:span text:style-name="T1">tln("</text:span><text:span text:style-name="T1">av </text:span><text:span text:style-name="T1">tab="</text:span><text:span text:style-name="T1">+tab[</text:span><text:span text:style-name="T1">0]+",</text:span><text:span text:style-name="T1">"+tab</text:span><text:span text:style-name="T1">[1]+"</text:span><text:span text:style-name="T1">,"+ta</text:span><text:span text:style-name="T1">b[2])</text:span><text:span text:style-name="T1">;</text:span></text:p>
            <text:p text:style-name="P2"><text:span text:style-name="T1"><text:s text:c="2"/></text:span><text:span text:style-name="T1">echan</text:span><text:span text:style-name="T1">gerTa</text:span><text:span text:style-name="T1">b(tab</text:span><text:span text:style-name="T1">,1,2)</text:span><text:span text:style-name="T1">;</text:span></text:p>
            <text:p text:style-name="P2"><text:span text:style-name="T1"><text:s text:c="2"/></text:span><text:span text:style-name="T1">Syste</text:span><text:span text:style-name="T1">m.out</text:span><text:span text:style-name="T1">.prin</text:span><text:span text:style-name="T1">tln("</text:span><text:span text:style-name="T1">ap </text:span><text:span text:style-name="T1">tab="</text:span><text:span text:style-name="T1">+tab[</text:span><text:span text:style-name="T1">0]+",</text:span><text:span text:style-name="T1">"+tab</text:span><text:span text:style-name="T1">[1]+"</text:span><text:span text:style-name="T1">,"+ta</text:span><text:span text:style-name="T1">b[2])</text:span><text:span text:style-name="T1">;</text:span></text:p>
            <text:p text:style-name="P2"><text:span text:style-name="T1">}</text:span></text:p>
          </draw:text-box>
        </draw:frame>
        <draw:custom-shape draw:style-name="gr4" draw:text-style-name="P1" draw:layer="layout" svg:width="16cm" svg:height="2cm" svg:x="1.853cm" svg:y="0.2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4.3cm" svg:height="2cm" svg:x="1.906cm" svg:y="7.7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cm" svg:height="1.4cm" svg:x="2.653cm" svg:y="0.5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cm" svg:height="1.4cm" svg:x="2.453cm" svg:y="8.079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5cm" svg:height="1.2cm" svg:x="4.153cm" svg:y="0.579cm">
          <draw:text-box>
            <text:p text:style-name="P4"><text:span text:style-name="T2">tab</text:span></text:p>
          </draw:text-box>
        </draw:frame>
        <draw:frame draw:style-name="gr7" draw:text-style-name="P5" draw:layer="layout" svg:width="1.9cm" svg:height="1.2cm" svg:x="4.053cm" svg:y="8.379cm">
          <draw:text-box>
            <text:p text:style-name="P4"><text:span text:style-name="T2">temp</text:span></text:p>
          </draw:text-box>
        </draw:frame>
        <draw:custom-shape draw:style-name="gr6" draw:text-style-name="P1" draw:layer="layout" svg:width="1.5cm" svg:height="1.4cm" svg:x="7.153cm" svg:y="8.079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9cm" svg:height="1.2cm" svg:x="8.753cm" svg:y="8.379cm">
          <draw:text-box>
            <text:p text:style-name="P4"><text:span text:style-name="T2">i</text:span></text:p>
          </draw:text-box>
        </draw:frame>
        <draw:custom-shape draw:style-name="gr6" draw:text-style-name="P1" draw:layer="layout" svg:width="1.5cm" svg:height="1.4cm" svg:x="10.353cm" svg:y="8.079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9cm" svg:height="1.2cm" svg:x="11.953cm" svg:y="8.379cm">
          <draw:text-box>
            <text:p text:style-name="P4"><text:span text:style-name="T2">j</text:span></text:p>
          </draw:text-box>
        </draw:frame>
        <draw:frame draw:style-name="gr8" draw:text-style-name="P3" draw:layer="layout" svg:width="14.3cm" svg:height="3.212cm" svg:x="1.906cm" svg:y="9.829cm">
          <draw:text-box>
            <text:p text:style-name="P2"><text:span text:style-name="T1">publi</text:span><text:span text:style-name="T1">c </text:span><text:span text:style-name="T1">void </text:span><text:span text:style-name="T1">echan</text:span><text:span text:style-name="T1">gerTa</text:span><text:span text:style-name="T1">b(int </text:span><text:span text:style-name="T1">t[],i</text:span><text:span text:style-name="T1">nt </text:span><text:span text:style-name="T1">i,int </text:span><text:span text:style-name="T1">j)</text:span></text:p>
            <text:p text:style-name="P2"><text:span text:style-name="T1">{</text:span></text:p>
            <text:p text:style-name="P2"><text:span text:style-name="T1"><text:s text:c="2"/></text:span><text:span text:style-name="T1">int </text:span><text:span text:style-name="T1">temp;</text:span></text:p>
            <text:p text:style-name="P2"><text:span text:style-name="T1"><text:s text:c="2"/></text:span><text:span text:style-name="T1">temp </text:span><text:span text:style-name="T1">= </text:span><text:span text:style-name="T1">t[i];</text:span></text:p>
            <text:p text:style-name="P2"><text:span text:style-name="T1"><text:s text:c="2"/></text:span><text:span text:style-name="T1">t[i]=</text:span><text:span text:style-name="T1">t[j];</text:span></text:p>
            <text:p text:style-name="P2"><text:span text:style-name="T1"><text:s text:c="2"/></text:span><text:span text:style-name="T1">t[j]=</text:span><text:span text:style-name="T1">temp;</text:span></text:p>
            <text:p text:style-name="P2"><text:span text:style-name="T1">}</text:span></text:p>
          </draw:text-box>
        </draw:frame>
        <draw:custom-shape draw:style-name="gr6" draw:text-style-name="P1" draw:layer="layout" svg:width="1.5cm" svg:height="1.4cm" svg:x="13.153cm" svg:y="8.079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9cm" svg:height="1.2cm" svg:x="14.753cm" svg:y="8.379cm">
          <draw:text-box>
            <text:p text:style-name="P4"><text:span text:style-name="T2">t</text:span></text:p>
          </draw:text-box>
        </draw:frame>
        <draw:custom-shape draw:style-name="gr6" draw:text-style-name="P1" draw:layer="layout" svg:width="1.5cm" svg:height="1.4cm" svg:x="7.353cm" svg:y="0.5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cm" svg:height="1.4cm" svg:x="8.853cm" svg:y="0.5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cm" svg:height="1.4cm" svg:x="10.353cm" svg:y="0.579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1" draw:layer="layout" svg:width="16cm" svg:height="3.5cm" svg:x="1.853cm" svg:y="2.2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3cm" svg:height="3.7cm" svg:x="1.906cm" svg:y="9.77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5.8cm" svg:height="4.058cm" svg:x="1.753cm" svg:y="1.95cm">
          <draw:text-box>
            <text:p><text:span text:style-name="T1"/></text:p>
            <text:p><text:span text:style-name="T1">public static void main(String args[]) {</text:span></text:p>
            <text:p><text:span text:style-name="T1"><text:s text:c="2"/></text:span><text:span text:style-name="T1">int tab[]= {3, 4, 24};</text:span></text:p>
            <text:p><text:span text:style-name="T1"><text:s text:c="2"/></text:span><text:span text:style-name="T1">System.out.println("av tab="+tab[0]+","+tab[1]+","+tab[2]);</text:span></text:p>
            <text:p><text:span text:style-name="T1"><text:s text:c="2"/></text:span><text:span text:style-name="T1">echangerTab(tab,1,2);</text:span></text:p>
            <text:p><text:span text:style-name="T1"><text:s text:c="2"/></text:span><text:span text:style-name="T1">System.out.println("ap tab="+tab[0]+","+tab[1]+","+tab[2]);</text:span></text:p>
            <text:p><text:span text:style-name="T1">}</text:span></text:p>
          </draw:text-box>
        </draw:frame>
        <draw:custom-shape draw:style-name="gr4" draw:text-style-name="P1" draw:layer="layout" svg:width="16cm" svg:height="2cm" svg:x="1.853cm" svg:y="0.2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4.3cm" svg:height="2cm" svg:x="1.906cm" svg:y="7.7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" draw:id="id1" draw:layer="layout" svg:width="1.5cm" svg:height="1.4cm" svg:x="2.653cm" svg:y="0.5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cm" svg:height="1.4cm" svg:x="2.453cm" svg:y="8.079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5cm" svg:height="1.2cm" svg:x="4.153cm" svg:y="0.579cm">
          <draw:text-box>
            <text:p><text:span text:style-name="T2">tab</text:span></text:p>
          </draw:text-box>
        </draw:frame>
        <draw:frame draw:style-name="gr7" draw:text-style-name="P5" draw:layer="layout" svg:width="1.9cm" svg:height="1.2cm" svg:x="4.053cm" svg:y="8.379cm">
          <draw:text-box>
            <text:p><text:span text:style-name="T2">temp</text:span></text:p>
          </draw:text-box>
        </draw:frame>
        <draw:custom-shape draw:style-name="gr6" draw:text-style-name="P1" draw:layer="layout" svg:width="1.5cm" svg:height="1.4cm" svg:x="7.153cm" svg:y="8.079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9cm" svg:height="1.2cm" svg:x="8.753cm" svg:y="8.379cm">
          <draw:text-box>
            <text:p><text:span text:style-name="T2">i</text:span></text:p>
          </draw:text-box>
        </draw:frame>
        <draw:custom-shape draw:style-name="gr6" draw:text-style-name="P1" draw:layer="layout" svg:width="1.5cm" svg:height="1.4cm" svg:x="10.353cm" svg:y="8.079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9cm" svg:height="1.2cm" svg:x="11.953cm" svg:y="8.379cm">
          <draw:text-box>
            <text:p><text:span text:style-name="T2">j</text:span></text:p>
          </draw:text-box>
        </draw:frame>
        <draw:frame draw:style-name="gr8" draw:text-style-name="P3" draw:layer="layout" svg:width="14.3cm" svg:height="3.212cm" svg:x="1.906cm" svg:y="9.829cm">
          <draw:text-box>
            <text:p><text:span text:style-name="T1">public void echangerTab(int t[],int i,int j)</text:span></text:p>
            <text:p><text:span text:style-name="T1">{</text:span></text:p>
            <text:p><text:span text:style-name="T1"><text:s text:c="2"/></text:span><text:span text:style-name="T1">int temp;</text:span></text:p>
            <text:p><text:span text:style-name="T1"><text:s text:c="2"/></text:span><text:span text:style-name="T1">temp = t[i];</text:span></text:p>
            <text:p><text:span text:style-name="T1"><text:s text:c="2"/></text:span><text:span text:style-name="T1">t[i]=t[j];</text:span></text:p>
            <text:p><text:span text:style-name="T1"><text:s text:c="2"/></text:span><text:span text:style-name="T1">t[j]=temp;</text:span></text:p>
            <text:p><text:span text:style-name="T1">}</text:span></text:p>
          </draw:text-box>
        </draw:frame>
        <draw:custom-shape draw:style-name="gr6" draw:text-style-name="P1" draw:layer="layout" svg:width="1.5cm" svg:height="1.4cm" svg:x="13.153cm" svg:y="8.079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9cm" svg:height="1.2cm" svg:x="14.753cm" svg:y="8.379cm">
          <draw:text-box>
            <text:p><text:span text:style-name="T2">t</text:span></text:p>
          </draw:text-box>
        </draw:frame>
        <draw:custom-shape draw:style-name="gr6" draw:text-style-name="P1" xml:id="id2" draw:id="id2" draw:layer="layout" svg:width="1.5cm" svg:height="1.4cm" svg:x="7.353cm" svg:y="0.5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cm" svg:height="1.4cm" svg:x="8.853cm" svg:y="0.5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cm" svg:height="1.4cm" svg:x="10.353cm" svg:y="0.579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9cm" svg:height="1.2cm" svg:x="7.553cm" svg:y="0.779cm">
          <draw:text-box>
            <text:p><text:span text:style-name="T2">3</text:span></text:p>
          </draw:text-box>
        </draw:frame>
        <draw:frame draw:style-name="gr7" draw:text-style-name="P5" draw:layer="layout" svg:width="1.9cm" svg:height="1.2cm" svg:x="9.153cm" svg:y="0.779cm">
          <draw:text-box>
            <text:p><text:span text:style-name="T2">4</text:span></text:p>
          </draw:text-box>
        </draw:frame>
        <draw:frame draw:style-name="gr7" draw:text-style-name="P5" draw:layer="layout" svg:width="1.9cm" svg:height="1.2cm" svg:x="7.553cm" svg:y="0.779cm">
          <draw:text-box>
            <text:p><text:span text:style-name="T2">3</text:span></text:p>
          </draw:text-box>
        </draw:frame>
        <draw:frame draw:style-name="gr7" draw:text-style-name="P5" draw:layer="layout" svg:width="1.9cm" svg:height="1.2cm" svg:x="10.553cm" svg:y="0.779cm">
          <draw:text-box>
            <text:p><text:span text:style-name="T2">24</text:span></text:p>
          </draw:text-box>
        </draw:frame>
        <draw:connector draw:style-name="gr9" draw:text-style-name="P1" draw:layer="layout" draw:type="curve" svg:x1="3.403cm" svg:y1="0.579cm" svg:x2="7.353cm" svg:y2="1.279cm" draw:start-shape="id1" draw:start-glue-point="0" draw:end-shape="id2" draw:end-glue-point="3" svg:d="M3403 579c0-787 1175-657 1563-285s-13 985 2387 985" svg:viewBox="0 0 3951 1280">
          <text:p/>
        </draw:connector>
      </draw:page>
      <draw:page draw:name="page3" draw:style-name="dp1" draw:master-page-name="Standard">
        <draw:g>
          <draw:custom-shape draw:style-name="gr1" draw:text-style-name="P1" draw:layer="layout" svg:width="16cm" svg:height="3.5cm" svg:x="1.853cm" svg:y="2.27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4.3cm" svg:height="3.7cm" svg:x="1.906cm" svg:y="9.779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15.8cm" svg:height="4.058cm" svg:x="1.753cm" svg:y="1.95cm">
            <draw:text-box>
              <text:p><text:span text:style-name="T1"/></text:p>
              <text:p><text:span text:style-name="T1">public static void main(String args[]) {</text:span></text:p>
              <text:p><text:span text:style-name="T1"><text:s text:c="2"/></text:span><text:span text:style-name="T1">int tab[]= {3, 4, 24};</text:span></text:p>
              <text:p><text:span text:style-name="T1"><text:s text:c="2"/></text:span><text:span text:style-name="T1">System.out.println("av tab="+tab[0]+","+tab[1]+","+tab[2]);</text:span></text:p>
              <text:p><text:span text:style-name="T1"><text:s text:c="2"/></text:span><text:span text:style-name="T1">echangerTab(tab,1,2);</text:span></text:p>
              <text:p><text:span text:style-name="T1"><text:s text:c="2"/></text:span><text:span text:style-name="T1">System.out.println("ap tab="+tab[0]+","+tab[1]+","+tab[2]);</text:span></text:p>
              <text:p><text:span text:style-name="T1">}</text:span></text:p>
            </draw:text-box>
          </draw:frame>
          <draw:custom-shape draw:style-name="gr4" draw:text-style-name="P1" draw:layer="layout" svg:width="16cm" svg:height="2cm" svg:x="1.853cm" svg:y="0.27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4.3cm" svg:height="2cm" svg:x="1.906cm" svg:y="7.77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xml:id="id3" draw:id="id3" draw:layer="layout" svg:width="1.5cm" svg:height="1.4cm" svg:x="2.653cm" svg:y="0.57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cm" svg:height="1.4cm" svg:x="2.453cm" svg:y="8.07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1.5cm" svg:height="1.2cm" svg:x="4.153cm" svg:y="0.579cm">
            <draw:text-box>
              <text:p><text:span text:style-name="T2">tab</text:span></text:p>
            </draw:text-box>
          </draw:frame>
          <draw:frame draw:style-name="gr7" draw:text-style-name="P5" draw:layer="layout" svg:width="1.9cm" svg:height="1.2cm" svg:x="4.053cm" svg:y="8.379cm">
            <draw:text-box>
              <text:p><text:span text:style-name="T2">temp</text:span></text:p>
            </draw:text-box>
          </draw:frame>
          <draw:custom-shape draw:style-name="gr6" draw:text-style-name="P1" draw:layer="layout" svg:width="1.5cm" svg:height="1.4cm" svg:x="7.153cm" svg:y="8.07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1.9cm" svg:height="1.2cm" svg:x="8.753cm" svg:y="8.379cm">
            <draw:text-box>
              <text:p><text:span text:style-name="T2">i</text:span></text:p>
            </draw:text-box>
          </draw:frame>
          <draw:custom-shape draw:style-name="gr6" draw:text-style-name="P1" draw:layer="layout" svg:width="1.5cm" svg:height="1.4cm" svg:x="10.353cm" svg:y="8.07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1.9cm" svg:height="1.2cm" svg:x="11.953cm" svg:y="8.379cm">
            <draw:text-box>
              <text:p><text:span text:style-name="T2">j</text:span></text:p>
            </draw:text-box>
          </draw:frame>
          <draw:frame draw:style-name="gr8" draw:text-style-name="P3" draw:layer="layout" svg:width="14.3cm" svg:height="3.212cm" svg:x="1.906cm" svg:y="9.829cm">
            <draw:text-box>
              <text:p><text:span text:style-name="T1">public void echangerTab(int t[],int i,int j)</text:span></text:p>
              <text:p><text:span text:style-name="T1">{</text:span></text:p>
              <text:p><text:span text:style-name="T1"><text:s text:c="2"/></text:span><text:span text:style-name="T1">int temp;</text:span></text:p>
              <text:p><text:span text:style-name="T1"><text:s text:c="2"/></text:span><text:span text:style-name="T1">temp = t[i];</text:span></text:p>
              <text:p><text:span text:style-name="T1"><text:s text:c="2"/></text:span><text:span text:style-name="T1">t[i]=t[j];</text:span></text:p>
              <text:p><text:span text:style-name="T1"><text:s text:c="2"/></text:span><text:span text:style-name="T1">t[j]=temp;</text:span></text:p>
              <text:p><text:span text:style-name="T1">}</text:span></text:p>
            </draw:text-box>
          </draw:frame>
          <draw:custom-shape draw:style-name="gr6" draw:text-style-name="P1" xml:id="id5" draw:id="id5" draw:layer="layout" svg:width="1.5cm" svg:height="1.4cm" svg:x="13.153cm" svg:y="8.07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1.9cm" svg:height="1.2cm" svg:x="14.753cm" svg:y="8.379cm">
            <draw:text-box>
              <text:p><text:span text:style-name="T2">t</text:span></text:p>
            </draw:text-box>
          </draw:frame>
          <draw:custom-shape draw:style-name="gr6" draw:text-style-name="P1" xml:id="id4" draw:id="id4" draw:layer="layout" svg:width="1.5cm" svg:height="1.4cm" svg:x="7.353cm" svg:y="0.57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cm" svg:height="1.4cm" svg:x="8.853cm" svg:y="0.57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cm" svg:height="1.4cm" svg:x="10.353cm" svg:y="0.57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1.9cm" svg:height="1.2cm" svg:x="7.553cm" svg:y="0.779cm">
            <draw:text-box>
              <text:p><text:span text:style-name="T2">3</text:span></text:p>
            </draw:text-box>
          </draw:frame>
          <draw:frame draw:style-name="gr7" draw:text-style-name="P5" draw:layer="layout" svg:width="1.9cm" svg:height="1.2cm" svg:x="9.153cm" svg:y="0.779cm">
            <draw:text-box>
              <text:p><text:span text:style-name="T2">4</text:span></text:p>
            </draw:text-box>
          </draw:frame>
          <draw:frame draw:style-name="gr7" draw:text-style-name="P5" draw:layer="layout" svg:width="1.9cm" svg:height="1.2cm" svg:x="7.553cm" svg:y="0.779cm">
            <draw:text-box>
              <text:p><text:span text:style-name="T2">3</text:span></text:p>
            </draw:text-box>
          </draw:frame>
          <draw:frame draw:style-name="gr7" draw:text-style-name="P5" draw:layer="layout" svg:width="1.9cm" svg:height="1.2cm" svg:x="10.553cm" svg:y="0.779cm">
            <draw:text-box>
              <text:p><text:span text:style-name="T2">24</text:span></text:p>
            </draw:text-box>
          </draw:frame>
          <draw:connector draw:style-name="gr9" draw:text-style-name="P1" draw:layer="layout" draw:type="curve" svg:x1="3.403cm" svg:y1="0.579cm" svg:x2="7.353cm" svg:y2="1.279cm" draw:start-shape="id3" draw:start-glue-point="0" draw:end-shape="id4" draw:end-glue-point="3" svg:d="M3403 579c0-787 1175-657 1563-285s-13 985 2387 985" svg:viewBox="0 0 3951 1280">
            <text:p/>
          </draw:connector>
          <draw:frame draw:style-name="gr7" draw:text-style-name="P5" draw:layer="layout" svg:width="1.9cm" svg:height="1.2cm" svg:x="7.353cm" svg:y="8.379cm">
            <draw:text-box>
              <text:p><text:span text:style-name="T2">1</text:span></text:p>
            </draw:text-box>
          </draw:frame>
          <draw:frame draw:style-name="gr7" draw:text-style-name="P5" draw:layer="layout" svg:width="1.9cm" svg:height="1.2cm" svg:x="10.653cm" svg:y="8.379cm">
            <draw:text-box>
              <text:p><text:span text:style-name="T2">2</text:span></text:p>
            </draw:text-box>
          </draw:frame>
          <draw:connector draw:style-name="gr9" draw:text-style-name="P1" draw:layer="layout" draw:type="curve" draw:line-skew="2.794cm -5.978cm" svg:x1="13.903cm" svg:y1="8.079cm" svg:x2="7.353cm" svg:y2="1.279cm" draw:start-shape="id5" draw:start-glue-point="0" draw:end-shape="id4" draw:end-glue-point="3" svg:d="M13903 8079c0-384-6527-320-10603-1924s-5701-4876 4053-4876" svg:viewBox="0 0 13804 6801">
            <text:p/>
          </draw:connector>
        </draw:g>
      </draw:page>
      <draw:page draw:name="page4" draw:style-name="dp1" draw:master-page-name="Standard">
        <draw:custom-shape draw:style-name="gr1" draw:text-style-name="P1" draw:layer="layout" svg:width="16cm" svg:height="3.5cm" svg:x="1.853cm" svg:y="2.2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3cm" svg:height="3.7cm" svg:x="1.906cm" svg:y="9.77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5.8cm" svg:height="4.058cm" svg:x="1.753cm" svg:y="1.95cm">
          <draw:text-box>
            <text:p><text:span text:style-name="T1"/></text:p>
            <text:p><text:span text:style-name="T1">public static void main(String args[]) {</text:span></text:p>
            <text:p><text:span text:style-name="T1"><text:s text:c="2"/></text:span><text:span text:style-name="T1">int tab[]= {3, 4, 24};</text:span></text:p>
            <text:p><text:span text:style-name="T1"><text:s text:c="2"/></text:span><text:span text:style-name="T1">System.out.println("av tab="+tab[0]+","+tab[1]+","+tab[2]);</text:span></text:p>
            <text:p><text:span text:style-name="T1"><text:s text:c="2"/></text:span><text:span text:style-name="T1">echangerTab(tab,1,2);</text:span></text:p>
            <text:p><text:span text:style-name="T1"><text:s text:c="2"/></text:span><text:span text:style-name="T1">System.out.println("ap tab="+tab[0]+","+tab[1]+","+tab[2]);</text:span></text:p>
            <text:p><text:span text:style-name="T1">}</text:span></text:p>
          </draw:text-box>
        </draw:frame>
        <draw:custom-shape draw:style-name="gr4" draw:text-style-name="P1" draw:layer="layout" svg:width="16cm" svg:height="2cm" svg:x="1.853cm" svg:y="0.2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4.3cm" svg:height="2cm" svg:x="1.906cm" svg:y="7.7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1.5cm" svg:height="1.4cm" svg:x="2.653cm" svg:y="0.5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cm" svg:height="1.4cm" svg:x="2.453cm" svg:y="8.079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5cm" svg:height="1.2cm" svg:x="4.153cm" svg:y="0.579cm">
          <draw:text-box>
            <text:p><text:span text:style-name="T2">tab</text:span></text:p>
          </draw:text-box>
        </draw:frame>
        <draw:frame draw:style-name="gr7" draw:text-style-name="P5" draw:layer="layout" svg:width="1.9cm" svg:height="1.2cm" svg:x="4.053cm" svg:y="8.379cm">
          <draw:text-box>
            <text:p><text:span text:style-name="T2">temp</text:span></text:p>
          </draw:text-box>
        </draw:frame>
        <draw:custom-shape draw:style-name="gr6" draw:text-style-name="P1" draw:layer="layout" svg:width="1.5cm" svg:height="1.4cm" svg:x="7.153cm" svg:y="8.079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9cm" svg:height="1.2cm" svg:x="8.753cm" svg:y="8.379cm">
          <draw:text-box>
            <text:p><text:span text:style-name="T2">i</text:span></text:p>
          </draw:text-box>
        </draw:frame>
        <draw:custom-shape draw:style-name="gr6" draw:text-style-name="P1" draw:layer="layout" svg:width="1.5cm" svg:height="1.4cm" svg:x="10.353cm" svg:y="8.079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9cm" svg:height="1.2cm" svg:x="11.953cm" svg:y="8.379cm">
          <draw:text-box>
            <text:p><text:span text:style-name="T2">j</text:span></text:p>
          </draw:text-box>
        </draw:frame>
        <draw:frame draw:style-name="gr8" draw:text-style-name="P3" draw:layer="layout" svg:width="14.3cm" svg:height="3.212cm" svg:x="1.906cm" svg:y="9.829cm">
          <draw:text-box>
            <text:p><text:span text:style-name="T1">public void echangerTab(int t[],int i,int j)</text:span></text:p>
            <text:p><text:span text:style-name="T1">{</text:span></text:p>
            <text:p><text:span text:style-name="T1"><text:s text:c="2"/></text:span><text:span text:style-name="T1">int temp;</text:span></text:p>
            <text:p><text:span text:style-name="T1"><text:s text:c="2"/></text:span><text:span text:style-name="T1">temp = t[i];</text:span></text:p>
            <text:p><text:span text:style-name="T1"><text:s text:c="2"/></text:span><text:span text:style-name="T1">t[i]=t[j];</text:span></text:p>
            <text:p><text:span text:style-name="T1"><text:s text:c="2"/></text:span><text:span text:style-name="T1">t[j]=temp;</text:span></text:p>
            <text:p><text:span text:style-name="T1">}</text:span></text:p>
          </draw:text-box>
        </draw:frame>
        <draw:custom-shape draw:style-name="gr6" draw:text-style-name="P1" draw:layer="layout" svg:width="1.5cm" svg:height="1.4cm" svg:x="13.153cm" svg:y="8.079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9cm" svg:height="1.2cm" svg:x="14.753cm" svg:y="8.379cm">
          <draw:text-box>
            <text:p><text:span text:style-name="T2">t</text:span></text:p>
          </draw:text-box>
        </draw:frame>
        <draw:custom-shape draw:style-name="gr6" draw:text-style-name="P1" xml:id="id7" draw:id="id7" draw:layer="layout" svg:width="1.5cm" svg:height="1.4cm" svg:x="7.353cm" svg:y="0.5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cm" svg:height="1.4cm" svg:x="8.853cm" svg:y="0.5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cm" svg:height="1.4cm" svg:x="10.353cm" svg:y="0.579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9cm" svg:height="1.2cm" svg:x="7.553cm" svg:y="0.779cm">
          <draw:text-box>
            <text:p><text:span text:style-name="T2">3</text:span></text:p>
          </draw:text-box>
        </draw:frame>
        <draw:frame draw:style-name="gr7" draw:text-style-name="P5" draw:layer="layout" svg:width="1.9cm" svg:height="1.2cm" svg:x="9.153cm" svg:y="0.779cm">
          <draw:text-box>
            <text:p><text:span text:style-name="T2">24</text:span></text:p>
          </draw:text-box>
        </draw:frame>
        <draw:frame draw:style-name="gr7" draw:text-style-name="P5" draw:layer="layout" svg:width="1.9cm" svg:height="1.2cm" svg:x="7.553cm" svg:y="0.779cm">
          <draw:text-box>
            <text:p><text:span text:style-name="T2">3</text:span></text:p>
          </draw:text-box>
        </draw:frame>
        <draw:frame draw:style-name="gr7" draw:text-style-name="P5" draw:layer="layout" svg:width="1.9cm" svg:height="1.2cm" svg:x="10.553cm" svg:y="0.779cm">
          <draw:text-box>
            <text:p><text:span text:style-name="T2">4</text:span></text:p>
          </draw:text-box>
        </draw:frame>
        <draw:connector draw:style-name="gr9" draw:text-style-name="P1" draw:layer="layout" draw:type="curve" svg:x1="3.403cm" svg:y1="0.579cm" svg:x2="7.353cm" svg:y2="1.279cm" draw:start-shape="id6" draw:start-glue-point="0" draw:end-shape="id7" draw:end-glue-point="3" svg:d="M3403 579c0-787 1175-657 1563-285s-13 985 2387 985" svg:viewBox="0 0 3951 128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95cm" fo:page-height="13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02-15T14:15:49.660306654</meta:creation-date>
    <meta:generator>LibreOffice/7.3.7.2$Linux_X86_64 LibreOffice_project/30$Build-2</meta:generator>
    <dc:date>2023-09-27T11:08:46.193077837</dc:date>
    <meta:editing-duration>PT1H18M21S</meta:editing-duration>
    <meta:editing-cycles>18</meta:editing-cycles>
    <meta:document-statistic meta:object-count="95"/>
  </office:meta>
</office:document-meta>
</file>